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2819b" officeooo:paragraph-rsid="0012819b"/>
    </style:style>
    <style:style style:name="P3" style:family="paragraph" style:parent-style-name="Text_20_body">
      <style:text-properties officeooo:rsid="001d74d7"/>
    </style:style>
    <style:style style:name="P4" style:family="paragraph" style:parent-style-name="Text_20_body">
      <style:text-properties officeooo:rsid="0033240d" officeooo:paragraph-rsid="0033240d"/>
    </style:style>
    <style:style style:name="P5" style:family="paragraph" style:parent-style-name="Title">
      <style:text-properties officeooo:rsid="003164aa" officeooo:paragraph-rsid="003164aa"/>
    </style:style>
    <style:style style:name="P6" style:family="paragraph" style:parent-style-name="Heading_20_1">
      <style:text-properties officeooo:rsid="003164aa" officeooo:paragraph-rsid="003164aa"/>
    </style:style>
    <style:style style:name="P7" style:family="paragraph" style:parent-style-name="Text_20_body">
      <style:text-properties officeooo:rsid="003629be" officeooo:paragraph-rsid="003629be"/>
    </style:style>
    <style:style style:name="P8" style:family="paragraph" style:parent-style-name="Text_20_body" style:list-style-name="L1"/>
    <style:style style:name="P9" style:family="paragraph" style:parent-style-name="Text_20_body" style:list-style-name="L1">
      <style:paragraph-properties fo:margin-top="0cm" fo:margin-bottom="0cm" loext:contextual-spacing="false"/>
    </style:style>
    <style:style style:name="T1" style:family="text">
      <style:text-properties officeooo:rsid="0033240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clipse</text:p>
      <text:p text:style-name="Standard"/>
      <text:p text:style-name="P2"/>
      <text:h text:style-name="P6" text:outline-level="1">Mettre à jour <text:span text:style-name="T1">vers la version 2020-09</text:span></text:h>
      <text:p text:style-name="P4">Ajouter l’URL du repository</text:p>
      <text:p text:style-name="P3"><text:tab/>Window &gt; Preferences &gt; Install/Update &gt; Available Software Sites</text:p>
      <text:p text:style-name="P3"><text:tab/>Cli<text:span text:style-name="T1">quer sur </text:span>'Add' <text:span text:style-name="T1">pour ajouter l’URL </text:span><text:a xlink:type="simple" xlink:href="https://download.eclipse.org/releases/2020-09" text:style-name="Internet_20_link" text:visited-style-name="Visited_20_Internet_20_Link">https://download.eclipse.org/releases/2020-09</text:a></text:p>
      <text:p text:style-name="P3"><text:tab/><text:span text:style-name="T1">Cliquer sur OK</text:span></text:p>
      <text:p text:style-name="P3"><text:tab/>Help &gt; Check for Updates</text:p>
      <text:p text:style-name="P3"><text:s text:c="4"/>If updates are found, proceed through the install wizard and restart the IDE when prompted. Otherwise, read carefully the error message to find out which component is conflicting and establish your resolution strategy.</text:p>
      <text:p text:style-name="P3"><text:s text:c="4"/>Note that the start splash screen may be cached and will not necessarily be updated to the latest version after the IDE is restarted. Performing a full relaunch should display the new version number.</text:p>
      <text:h text:style-name="Heading_20_1" text:outline-level="1">Token Github</text:h>
      <text:list xml:id="list2823191968" text:style-name="L1">
        <text:list-item>
          <text:p text:style-name="P9">login to your GitHub account </text:p>
        </text:list-item>
        <text:list-item>
          <text:p text:style-name="P9">go to <text:a xlink:type="simple" xlink:href="https://github.com/settings/tokens" text:style-name="Internet_20_link" text:visited-style-name="Visited_20_Internet_20_Link">https://github.com/settings/tokens</text:a> </text:p>
        </text:list-item>
        <text:list-item>
          <text:p text:style-name="P9">click on "Generate new token" </text:p>
        </text:list-item>
        <text:list-item>
          <text:p text:style-name="P9">make necessary selections (but must select repo) </text:p>
        </text:list-item>
        <text:list-item>
          <text:p text:style-name="P9">click on "save" </text:p>
        </text:list-item>
        <text:list-item>
          <text:p text:style-name="P9">System will have a token </text:p>
        </text:list-item>
        <text:list-item>
          <text:p text:style-name="P9">use this token instead of a password in the eclipse or other tools you are using </text:p>
        </text:list-item>
        <text:list-item>
          <text:p text:style-name="P8">Now push your code from Github and it will work. </text:p>
        </text:list-item>
      </text:list>
      <text:p text:style-name="P7"/>
      <text:p text:style-name="P3"/>
      <text:p text:style-name="P3"/>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de" style:family="paragraph" style:parent-style-name="Text_20_body" style:next-style-name="Text_20_body">
      <loext:graphic-properties draw:fill="solid" draw:fill-color="#b2b2b2"/>
      <style:paragraph-properties fo:line-height="0.3cm" fo:background-color="#b2b2b2" fo:padding="0.049cm" fo:border="0.06pt solid #000000" style:shadow="none"/>
      <style:text-properties fo:color="#0000ff" style:font-name="Courier New" fo:font-family="'Courier New'" style:font-style-name="Normal" style:font-family-generic="modern" style:font-pitch="fixed" fo:font-size="10pt"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age-count>1</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5T09:57:37.146026002</meta:creation-date>
    <dc:date>2022-02-01T13:19:06.419251769</dc:date>
    <meta:editing-duration>P2DT12H23M3S</meta:editing-duration>
    <meta:editing-cycles>34</meta:editing-cycles>
    <meta:generator>LibreOffice/6.4.7.2$Linux_X86_64 LibreOffice_project/40$Build-2</meta:generator>
    <meta:document-statistic meta:table-count="0" meta:image-count="0" meta:object-count="0" meta:page-count="1" meta:paragraph-count="19" meta:word-count="168" meta:character-count="1035" meta:non-whitespace-character-count="874"/>
  </office:meta>
</office:document-meta>
</file>